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7.71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18.5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5-201709-1114.fm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ecmost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5-1-1]</text:p>
          </table:table-cell>
          <table:table-cell office:value-type="string" calcext:value-type="string">
            <text:p>// Вид органа</text:p>
          </table:table-cell>
          <table:table-cell table:formula="of:=[.C2]*[.B2]+[.F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5-1-2]</text:p>
          </table:table-cell>
          <table:table-cell office:value-type="string" calcext:value-type="string">
            <text:p>// Код органа</text:p>
          </table:table-cell>
          <table:table-cell table:formula="of:=[.C3]*[.B3]+[.F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5-2]</text:p>
          </table:table-cell>
          <table:table-cell office:value-type="string" calcext:value-type="string">
            <text:p>// Учесть, изменить, снять</text:p>
          </table:table-cell>
          <table:table-cell table:formula="of:=[.C4]*[.B4]+[.F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5-3-1]</text:p>
          </table:table-cell>
          <table:table-cell office:value-type="string" calcext:value-type="string">
            <text:p>// Вид документа</text:p>
          </table:table-cell>
          <table:table-cell table:formula="of:=[.C5]*[.B5]+[.F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5-3-2]</text:p>
          </table:table-cell>
          <table:table-cell office:value-type="string" calcext:value-type="string">
            <text:p>// Год регистрации</text:p>
          </table:table-cell>
          <table:table-cell table:formula="of:=[.C6]*[.B6]+[.F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5-3-3]</text:p>
          </table:table-cell>
          <table:table-cell office:value-type="string" calcext:value-type="string">
            <text:p>// № уголовного дела</text:p>
          </table:table-cell>
          <table:table-cell table:formula="of:=[.C7]*[.B7]+[.F6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5-3.1-1]</text:p>
          </table:table-cell>
          <table:table-cell office:value-type="string" calcext:value-type="string">
            <text:p>// Порядковый номер лица</text:p>
          </table:table-cell>
          <table:table-cell table:formula="of:=[.C8]*[.B8]+[.F7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5-3.1-2]</text:p>
          </table:table-cell>
          <table:table-cell office:value-type="string" calcext:value-type="string">
            <text:p>// номер преступления в УД</text:p>
          </table:table-cell>
          <table:table-cell table:formula="of:=[.C9]*[.B9]+[.F8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5-3.2]</text:p>
          </table:table-cell>
          <table:table-cell office:value-type="string" calcext:value-type="string">
            <text:p>// Дата возбуждения УД(отказа)</text:p>
          </table:table-cell>
          <table:table-cell table:formula="of:=[.C10]*[.B10]+[.F9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Р[5-3.3]</text:p>
          </table:table-cell>
          <table:table-cell office:value-type="string" calcext:value-type="string">
            <text:p>// Единый номер уголовного дела</text:p>
          </table:table-cell>
          <table:table-cell table:formula="of:=[.C11]*[.B11]+[.F10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5-3.3-1]</text:p>
          </table:table-cell>
          <table:table-cell office:value-type="string" calcext:value-type="string">
            <text:p>// Вид уголовного дела или материала проверки</text:p>
          </table:table-cell>
          <table:table-cell table:formula="of:=[.C12]*[.B12]+[.F1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5-3.3-2]</text:p>
          </table:table-cell>
          <table:table-cell office:value-type="string" calcext:value-type="string">
            <text:p>// Последние две цифры года..</text:p>
          </table:table-cell>
          <table:table-cell table:formula="of:=[.C13]*[.B13]+[.F12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5-3.3-3]</text:p>
          </table:table-cell>
          <table:table-cell office:value-type="string" calcext:value-type="string">
            <text:p>// Уникальный восьмиразрядный код подразделения</text:p>
          </table:table-cell>
          <table:table-cell table:formula="of:=[.C14]*[.B14]+[.F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5-3.3-4]</text:p>
          </table:table-cell>
          <table:table-cell office:value-type="string" calcext:value-type="string">
            <text:p>// Присвоенный при регистрации порядковый номер уголовного дела..</text:p>
          </table:table-cell>
          <table:table-cell table:formula="of:=[.C15]*[.B15]+[.F14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Р[5-4-1]</text:p>
          </table:table-cell>
          <table:table-cell office:value-type="string" calcext:value-type="string">
            <text:p>// № заявления</text:p>
          </table:table-cell>
          <table:table-cell table:formula="of:=[.C16]*[.B16]+[.F15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5-4-2]</text:p>
          </table:table-cell>
          <table:table-cell office:value-type="string" calcext:value-type="string">
            <text:p>// Дата заявления</text:p>
          </table:table-cell>
          <table:table-cell table:formula="of:=[.C17]*[.B17]+[.F16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5-5]</text:p>
          </table:table-cell>
          <table:table-cell office:value-type="string" calcext:value-type="string">
            <text:p>// Дата направления карточки ф. № 5 в ИЦ</text:p>
          </table:table-cell>
          <table:table-cell table:formula="of:=[.C18]*[.B18]+[.F17]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5-6]</text:p>
          </table:table-cell>
          <table:table-cell office:value-type="string" calcext:value-type="string">
            <text:p>// Дата поступления карточки ф. № 5 в ИЦ</text:p>
          </table:table-cell>
          <table:table-cell table:formula="of:=[.C19]*[.B19]+[.F18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5-7.1-1]</text:p>
          </table:table-cell>
          <table:table-cell office:value-type="string" calcext:value-type="string">
            <text:p>// 1-ая квалификация преступления УК РФ, статья+знак+часть</text:p>
          </table:table-cell>
          <table:table-cell table:formula="of:=[.C20]*[.B20]+[.F19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5-7.1-2]</text:p>
          </table:table-cell>
          <table:table-cell office:value-type="string" calcext:value-type="string">
            <text:p>// 1-ая квалификация преступления УК РФ, пункт</text:p>
          </table:table-cell>
          <table:table-cell table:formula="of:=[.C21]*[.B21]+[.F20]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5-7.2-1]</text:p>
          </table:table-cell>
          <table:table-cell office:value-type="string" calcext:value-type="string">
            <text:p>// 2-ая квалификация преступления УК РФ, статья+знак+часть</text:p>
          </table:table-cell>
          <table:table-cell table:formula="of:=[.C22]*[.B22]+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5-7.2-2]</text:p>
          </table:table-cell>
          <table:table-cell office:value-type="string" calcext:value-type="string">
            <text:p>// 2-ая квалификация преступления УК РФ, пункт</text:p>
          </table:table-cell>
          <table:table-cell table:formula="of:=[.C23]*[.B23]+[.F22]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5-7.3-1]</text:p>
          </table:table-cell>
          <table:table-cell office:value-type="string" calcext:value-type="string">
            <text:p>// 3-ая квалификация преступления УК РФ, статья+знак+часть</text:p>
          </table:table-cell>
          <table:table-cell table:formula="of:=[.C24]*[.B24]+[.F23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5-7.3-2]</text:p>
          </table:table-cell>
          <table:table-cell office:value-type="string" calcext:value-type="string">
            <text:p>// 3-ая квалификация преступления УК РФ, пункт</text:p>
          </table:table-cell>
          <table:table-cell table:formula="of:=[.C25]*[.B25]+[.F24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5-8]</text:p>
          </table:table-cell>
          <table:table-cell office:value-type="string" calcext:value-type="string">
            <text:p>// Физическое/юридическое лицо</text:p>
          </table:table-cell>
          <table:table-cell table:formula="of:=[.C26]*[.B26]+[.F25]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5-9]</text:p>
          </table:table-cell>
          <table:table-cell office:value-type="string" calcext:value-type="string">
            <text:p>// Пол потерпевшего</text:p>
          </table:table-cell>
          <table:table-cell table:formula="of:=[.C27]*[.B27]+[.F26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5-10]</text:p>
          </table:table-cell>
          <table:table-cell office:value-type="string" calcext:value-type="string">
            <text:p>// Характеристика потерпевшего(физ.лица)</text:p>
          </table:table-cell>
          <table:table-cell table:formula="of:=[.C28]*[.B28]+[.F27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5-11-1]</text:p>
          </table:table-cell>
          <table:table-cell office:value-type="string" calcext:value-type="string">
            <text:p>// Причинен ущерб (кому-код)</text:p>
          </table:table-cell>
          <table:table-cell table:formula="of:=[.C29]*[.B29]+[.F28]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5-11-2]</text:p>
          </table:table-cell>
          <table:table-cell office:value-type="string" calcext:value-type="string">
            <text:p>// Причинен ущерб-сумма</text:p>
          </table:table-cell>
          <table:table-cell table:formula="of:=[.C30]*[.B30]+[.F29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5-12]</text:p>
          </table:table-cell>
          <table:table-cell office:value-type="string" calcext:value-type="string">
            <text:p>// Социальное положение</text:p>
          </table:table-cell>
          <table:table-cell table:formula="of:=[.C31]*[.B31]+[.F30]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5-13]</text:p>
          </table:table-cell>
          <table:table-cell office:value-type="string" calcext:value-type="string">
            <text:p>// Должностное положение</text:p>
          </table:table-cell>
          <table:table-cell table:formula="of:=[.C32]*[.B32]+[.F31]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5-14]</text:p>
          </table:table-cell>
          <table:table-cell office:value-type="string" calcext:value-type="string">
            <text:p>// Гражданство</text:p>
          </table:table-cell>
          <table:table-cell table:formula="of:=[.C33]*[.B33]+[.F32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5-15]</text:p>
          </table:table-cell>
          <table:table-cell office:value-type="string" calcext:value-type="string">
            <text:p>// Страна проживания</text:p>
          </table:table-cell>
          <table:table-cell table:formula="of:=[.C34]*[.B34]+[.F33]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5-16]</text:p>
          </table:table-cell>
          <table:table-cell office:value-type="string" calcext:value-type="string">
            <text:p>// Цель приезда</text:p>
          </table:table-cell>
          <table:table-cell table:formula="of:=[.C35]*[.B35]+[.F34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5-17]</text:p>
          </table:table-cell>
          <table:table-cell office:value-type="string" calcext:value-type="string">
            <text:p>// Форма собственности</text:p>
          </table:table-cell>
          <table:table-cell table:formula="of:=[.C36]*[.B36]+[.F35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5-18]</text:p>
          </table:table-cell>
          <table:table-cell office:value-type="string" calcext:value-type="string">
            <text:p>// Территория</text:p>
          </table:table-cell>
          <table:table-cell table:formula="of:=[.C37]*[.B37]+[.F36]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5-18.1]</text:p>
          </table:table-cell>
          <table:table-cell office:value-type="string" calcext:value-type="string">
            <text:p>// Место совершения преступления</text:p>
          </table:table-cell>
          <table:table-cell table:formula="of:=[.C38]*[.B38]+[.F37]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5-18.2]</text:p>
          </table:table-cell>
          <table:table-cell office:value-type="string" calcext:value-type="string">
            <text:p>// Общественное место</text:p>
          </table:table-cell>
          <table:table-cell table:formula="of:=[.C39]*[.B39]+[.F38]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Р[5-18.3]</text:p>
          </table:table-cell>
          <table:table-cell office:value-type="string" calcext:value-type="string">
            <text:p>// Место совершения преступления по ОКАТО</text:p>
          </table:table-cell>
          <table:table-cell table:formula="of:=[.C40]*[.B40]+[.F39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5-19]</text:p>
          </table:table-cell>
          <table:table-cell office:value-type="string" calcext:value-type="string">
            <text:p>// Мотив преступления</text:p>
          </table:table-cell>
          <table:table-cell table:formula="of:=[.C41]*[.B41]+[.F40]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5-20]</text:p>
          </table:table-cell>
          <table:table-cell office:value-type="string" calcext:value-type="string">
            <text:p>// Дополнительная характеристика</text:p>
          </table:table-cell>
          <table:table-cell table:formula="of:=[.C42]*[.B42]+[.F41]" office:value-type="float" office:value="227" calcext:value-type="float">
            <text:p>227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formula="of:=[.C43]*[.B43]+[.F42]" office:value-type="float" office:value="227" calcext:value-type="float">
            <text:p>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.00.0000</text:date>, <text:time style:data-style-name="N2" text:time-value="23:03:56.02840331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1T00:29:04.716088602</dc:date>
    <meta:editing-duration>PT1M48S</meta:editing-duration>
    <meta:editing-cycles>2</meta:editing-cycles>
    <meta:generator>LibreOffice/5.4.3.2$Linux_X86_64 LibreOffice_project/92a7159f7e4af62137622921e809f8546db437e5</meta:generator>
    <meta:document-statistic meta:table-count="1" meta:cell-count="252" meta:object-count="0"/>
  </office:meta>
</office:document-meta>
</file>